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id" svg:font-family="Mono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draw:fill="none" draw:textarea-horizontal-align="justify" draw:textarea-vertical-align="top" draw:auto-grow-height="false" fo:min-height="1.401cm" fo:min-width="5.469cm" draw:shadow="visible" draw:shadow-offset-x="0.035cm" draw:shadow-offset-y="0.035cm"/>
    </style:style>
    <style:style style:name="gr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12.543cm" fo:min-width="21.2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6.117cm" fo:min-width="20.69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3.969cm" fo:min-width="3.268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554cm" fo:min-width="3.268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ashed_20__28_var_29_" draw:marker-start="Arrow" draw:marker-end="Arrow" draw:textarea-vertical-align="middle"/>
    </style:style>
    <style:style style:name="gr7" style:family="graphic" style:parent-style-name="standard">
      <style:graphic-properties draw:marker-start="Arrow" draw:marker-end="Arrow" draw:textarea-vertical-align="middle"/>
    </style:style>
    <style:style style:name="gr8" style:family="graphic" style:parent-style-name="standard">
      <style:graphic-properties svg:stroke-color="#000000" draw:marker-start="Arrow" draw:marker-end="Arrow" draw:textarea-vertical-align="middle"/>
    </style:style>
    <style:style style:name="gr9" style:family="graphic" style:parent-style-name="standard">
      <style:graphic-properties svg:stroke-color="#000000" draw:marker-start="Arrow_20_concave" draw:marker-end="Arrow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Monoi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Monoid" fo:font-size="16pt" style:font-size-asian="16pt" style:font-size-complex="1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  <style:text-properties style:font-name="Monoid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/>
      <style:paragraph-properties fo:text-align="center"/>
      <style:text-properties style:font-name="Monoid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text-align="center"/>
      <style:text-properties style:font-name="Monoid"/>
    </style:style>
    <style:style style:name="T1" style:family="text">
      <style:text-properties style:font-name="Monoid"/>
    </style:style>
    <style:style style:name="T2" style:family="text">
      <style:text-properties style:font-name="Monoid" fo:font-size="10pt" style:font-size-asian="10pt" style:font-size-complex="10pt"/>
    </style:style>
    <style:style style:name="T3" style:family="text">
      <style:text-properties style:font-name="Monoid" fo:font-size="16pt" style:font-size-asian="16pt" style:font-size-complex="16pt"/>
    </style:style>
    <style:style style:name="T4" style:family="text">
      <style:text-properties style:font-name="Monoid" fo:font-size="8pt" style:font-size-asian="8pt" style:font-size-complex="8pt"/>
    </style:style>
    <style:style style:name="T5" style:family="text">
      <style:text-properties style:font-name="Monoid" fo:font-size="6pt" style:font-size-asian="6pt" style:font-size-complex="6pt"/>
    </style:style>
    <style:style style:name="T6" style:family="text">
      <style:text-properties style:font-name="Monoi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1.651cm" svg:x="1cm" svg:y="1cm">
          <text:p text:style-name="P1"><text:span text:style-name="T1">devgru-</text:span><text:span text:style-name="T1">server</text:span></text:p>
          <text:p text:style-name="P1"><text:span text:style-name="T2">Terraform </text:span><text:span text:style-name="T2">Deploym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781cm" svg:height="12.827cm" svg:x="5.191cm" svg:y="7.807cm">
          <text:p text:style-name="P1"><text:span text:style-name="T1">EC2 Instance (CentOS 7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231cm" svg:height="6.401cm" svg:x="5.445cm" svg:y="9.458cm">
          <text:p text:style-name="P3"><text:span text:style-name="T3">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3.802cm" svg:height="4.253cm" svg:x="5.761cm" svg:y="10.92cm">
          <text:p text:style-name="P5"><text:span text:style-name="T4">main.conf</text:span></text:p>
          <text:p text:style-name="P5"><text:span text:style-name="T4"/></text:p>
          <text:p text:style-name="P6"><text:span text:style-name="T5">server {</text:span></text:p>
          <text:p text:style-name="P6"><text:span text:style-name="T5"><text:s text:c="4"/></text:span><text:span text:style-name="T5">listen 80;</text:span></text:p>
          <text:p text:style-name="P6"><text:span text:style-name="T5"><text:s text:c="4"/></text:span><text:span text:style-name="T5">root /data/up1;</text:span></text:p>
          <text:p text:style-name="P6"><text:span text:style-name="T5"/></text:p>
          <text:p text:style-name="P6"><text:span text:style-name="T5"><text:s text:c="4"/></text:span><text:span text:style-name="T5">location / {</text:span></text:p>
          <text:p text:style-name="P6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3.802cm" svg:height="4.253cm" svg:x="9.961cm" svg:y="10.92cm">
          <text:p text:style-name="P5"><text:span text:style-name="T4">findlocalshows.conf</text:span></text:p>
          <text:p text:style-name="P8"><text:span text:style-name="T4"/></text:p>
          <text:p text:style-name="P9"><text:span text:style-name="T5">server {</text:span></text:p>
          <text:p text:style-name="P9"><text:span text:style-name="T5"><text:s text:c="4"/></text:span><text:span text:style-name="T5">listen 8080;</text:span></text:p>
          <text:p text:style-name="P9"><text:span text:style-name="T5"><text:s text:c="4"/></text:span><text:span text:style-name="T5">root /where/ever;</text:span></text:p>
          <text:p text:style-name="P9"><text:span text:style-name="T5"/></text:p>
          <text:p text:style-name="P9"><text:span text:style-name="T5"><text:s text:c="4"/></text:span><text:span text:style-name="T5">location / {</text:span></text:p>
          <text:p text:style-name="P9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3.802cm" svg:height="4.253cm" svg:x="14.161cm" svg:y="10.92cm">
          <text:p text:style-name="P5"><text:span text:style-name="T4">printblog.conf</text:span></text:p>
          <text:p text:style-name="P8"><text:span text:style-name="T4"/></text:p>
          <text:p text:style-name="P9"><text:span text:style-name="T5">server {</text:span></text:p>
          <text:p text:style-name="P9"><text:span text:style-name="T5"><text:s text:c="4"/></text:span><text:span text:style-name="T5">listen 8081;</text:span></text:p>
          <text:p text:style-name="P9"><text:span text:style-name="T5"><text:s text:c="4"/></text:span><text:span text:style-name="T5">root /where/ever;</text:span></text:p>
          <text:p text:style-name="P9"><text:span text:style-name="T5"/></text:p>
          <text:p text:style-name="P9"><text:span text:style-name="T5"><text:s text:c="4"/></text:span><text:span text:style-name="T5">location / {</text:span></text:p>
          <text:p text:style-name="P9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3.802cm" svg:height="4.253cm" svg:x="18.361cm" svg:y="10.92cm">
          <text:p text:style-name="P5"><text:span text:style-name="T4">devgruwiki.conf</text:span></text:p>
          <text:p text:style-name="P8"><text:span text:style-name="T4"/></text:p>
          <text:p text:style-name="P9"><text:span text:style-name="T5">server {</text:span></text:p>
          <text:p text:style-name="P9"><text:span text:style-name="T5"><text:s text:c="4"/></text:span><text:span text:style-name="T5">listen 8082;</text:span></text:p>
          <text:p text:style-name="P9"><text:span text:style-name="T5"><text:s text:c="4"/></text:span><text:span text:style-name="T5">root /where/ever;</text:span></text:p>
          <text:p text:style-name="P9"><text:span text:style-name="T5"/></text:p>
          <text:p text:style-name="P9"><text:span text:style-name="T5"><text:s text:c="4"/></text:span><text:span text:style-name="T5">location / {</text:span></text:p>
          <text:p text:style-name="P9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3.802cm" svg:height="4.253cm" svg:x="22.561cm" svg:y="10.92cm">
          <text:p text:style-name="P10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.802cm" svg:height="0.838cm" svg:x="1cm" svg:y="8.361cm">
          <text:p text:style-name="P5"><text:span text:style-name="T4">Elastic I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802cm" svg:height="0.838cm" svg:x="1cm" svg:y="4.061cm">
          <text:p text:style-name="P5"><text:span text:style-name="T4">The Internet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2.901cm" svg:y1="4.899cm" svg:x2="2.901cm" svg:y2="8.361cm" draw:start-shape="id1" draw:start-glue-point="2" draw:end-shape="id2" draw:end-glue-point="0" svg:d="M2901 4899v3462" svg:viewBox="0 0 1 3463">
          <text:p text:style-name="P3"><text:span text:style-name="T5">Route 53</text:span></text:p>
          <text:p text:style-name="P3"><text:span text:style-name="T5">resolve</text:span></text:p>
          <text:p text:style-name="P3"><text:span text:style-name="T5"><text:a xlink:href="https://whatever.devgru.cc/" xlink:type="simple">https://whatever.devgru.cc</text:a></text:span></text:p>
          <text:p text:style-name="P3"><text:span text:style-name="T5">To EIP</text:span></text:p>
        </draw:connector>
        <draw:connector draw:style-name="gr7" draw:text-style-name="P3" draw:layer="layout" svg:x1="2.901cm" svg:y1="9.199cm" svg:x2="5.761cm" svg:y2="13.046cm" draw:start-shape="id2" draw:start-glue-point="2" draw:end-shape="id3" draw:end-glue-point="3" svg:d="M2901 9199v3847h2860" svg:viewBox="0 0 2861 3848">
          <text:p/>
        </draw:connector>
        <draw:connector draw:style-name="gr8" draw:text-style-name="P3" draw:layer="layout" draw:line-skew="2.201cm" svg:x1="7.662cm" svg:y1="15.173cm" svg:x2="11.862cm" svg:y2="15.173cm" draw:start-shape="id3" draw:start-glue-point="2" draw:end-shape="id4" draw:end-glue-point="2" svg:d="M7662 15173v2718h4200v-2718" svg:viewBox="0 0 4201 2719">
          <text:p/>
        </draw:connector>
        <draw:connector draw:style-name="gr9" draw:text-style-name="P3" draw:layer="layout" draw:line-skew="2.328cm" svg:x1="16.062cm" svg:y1="15.173cm" svg:x2="7.662cm" svg:y2="15.173cm" draw:start-shape="id5" draw:start-glue-point="2" draw:end-shape="id3" svg:d="M16062 15173v2845h-8400v-2845" svg:viewBox="0 0 8401 2846">
          <text:p/>
        </draw:connector>
        <draw:connector draw:style-name="gr8" draw:text-style-name="P3" draw:layer="layout" draw:line-skew="2.455cm" svg:x1="20.262cm" svg:y1="15.173cm" svg:x2="7.662cm" svg:y2="15.173cm" draw:start-shape="id6" draw:start-glue-point="2" draw:end-shape="id3" svg:d="M20262 15173v2972h-12600v-2972" svg:viewBox="0 0 12601 2973">
          <text:p/>
        </draw:connector>
        <draw:connector draw:style-name="gr8" draw:text-style-name="P3" draw:layer="layout" draw:line-skew="2.582cm" svg:x1="24.462cm" svg:y1="15.173cm" svg:x2="7.662cm" svg:y2="15.173cm" draw:start-shape="id7" draw:start-glue-point="2" draw:end-shape="id3" draw:end-glue-point="2" svg:d="M24462 15173v3099h-16800v-3099" svg:viewBox="0 0 16801 3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id" svg:font-family="Mono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2:45:03.133438499</meta:creation-date>
    <dc:date>2019-01-22T13:44:03.961151797</dc:date>
    <meta:editing-duration>PT15M55S</meta:editing-duration>
    <meta:editing-cycles>3</meta:editing-cycles>
    <meta:generator>LibreOffice/6.0.7.3$MacOSX_X86_64 LibreOffice_project/dc89aa7a9eabfd848af146d5086077aeed2ae4a5</meta:generator>
    <meta:document-statistic meta:object-count="16"/>
  </office:meta>
</office:document-meta>
</file>